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4000001775C17E1FF25C2194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245cm" svg:y="2.434cm" svg:width="15.079cm" svg:height="12.511cm" draw:z-index="0"><draw:image xlink:href="Pictures/10000001000001C4000001775C17E1FF25C219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4T10:13:55.272000000</meta:creation-date>
    <dc:date>2022-10-04T11:07:37.367000000</dc:date>
    <meta:editing-duration>PT33M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